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1">
      <style:text-properties officeooo:rsid="0027824f" officeooo:paragraph-rsid="0027824f"/>
    </style:style>
    <style:style style:name="P2" style:family="paragraph" style:parent-style-name="Title">
      <style:text-properties officeooo:rsid="0027824f" officeooo:paragraph-rsid="002782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1939 protocol</text:p>
      <text:h text:style-name="P1" text:outline-level="1">Message format</text:h>
      <text:h text:style-name="P1" text:outline-level="1">Transport protocol</text:h>
      <text:h text:style-name="Heading_20_1" text:outline-level="1">Diagnostic protocol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IN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7:42:45.300556724</meta:creation-date>
    <dc:date>2018-02-23T22:24:24.675143308</dc:date>
    <meta:editing-duration>PT53M21S</meta:editing-duration>
    <meta:editing-cycles>7</meta:editing-cycles>
    <meta:generator>LibreOffice/5.4.5.1$Linux_X86_64 LibreOffice_project/40m0$Build-1</meta:generator>
    <meta:document-statistic meta:table-count="0" meta:image-count="0" meta:object-count="0" meta:page-count="1" meta:paragraph-count="4" meta:word-count="8" meta:character-count="65" meta:non-whitespace-character-count="61"/>
  </office:meta>
</office:document-meta>
</file>